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62in"/>
    </style:style>
    <style:style style:name="co3" style:family="table-column">
      <style:table-column-properties fo:break-before="auto" style:column-width="1.6138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19" table:default-cell-style-name="ce2"/>
        <table:table-row table:style-name="ro1"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gesv</text:p>
          </table:table-cell>
          <table:table-cell office:value-type="string">
            <text:p>single/sgesv.f</text:p>
          </table:table-cell>
          <table:table-cell office:value-type="string">
            <text:p>sgesv_1.txt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gesv</text:p>
          </table:table-cell>
          <table:table-cell office:value-type="string">
            <text:p>double/dgesv.f</text:p>
          </table:table-cell>
          <table:table-cell office:value-type="string">
            <text:p>dgesv_2.txt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gesv</text:p>
          </table:table-cell>
          <table:table-cell office:value-type="string">
            <text:p>complex/cgesv.f</text:p>
          </table:table-cell>
          <table:table-cell office:value-type="string">
            <text:p>cgesv_3.txt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</text:p>
          </table:table-cell>
          <table:table-cell office:value-type="string">
            <text:p>gesv</text:p>
          </table:table-cell>
          <table:table-cell office:value-type="string">
            <text:p>complex16/zgesv.f</text:p>
          </table:table-cell>
          <table:table-cell office:value-type="string">
            <text:p>zgesv_4.txt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office:value-type="string">
            <text:p>gbsv</text:p>
          </table:table-cell>
          <table:table-cell office:value-type="string">
            <text:p>single/sgbsv.f</text:p>
          </table:table-cell>
          <table:table-cell office:value-type="string">
            <text:p>sgbsv_5.txt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gbsv</text:p>
          </table:table-cell>
          <table:table-cell office:value-type="string">
            <text:p>double/dgbsv.f</text:p>
          </table:table-cell>
          <table:table-cell office:value-type="string">
            <text:p>dgbsv_6.txt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gbsv</text:p>
          </table:table-cell>
          <table:table-cell office:value-type="string">
            <text:p>complex/cgbsv.f</text:p>
          </table:table-cell>
          <table:table-cell office:value-type="string">
            <text:p>cgbsv_7.txt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z</text:p>
          </table:table-cell>
          <table:table-cell office:value-type="string">
            <text:p>gbsv</text:p>
          </table:table-cell>
          <table:table-cell office:value-type="string">
            <text:p>complex16/zgbsv.f</text:p>
          </table:table-cell>
          <table:table-cell office:value-type="string">
            <text:p>zgbsv_8.txt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</text:p>
          </table:table-cell>
          <table:table-cell office:value-type="string">
            <text:p>gtsv</text:p>
          </table:table-cell>
          <table:table-cell office:value-type="string">
            <text:p>single/sgtsv.f</text:p>
          </table:table-cell>
          <table:table-cell office:value-type="string">
            <text:p>sgtsv_9.txt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gtsv</text:p>
          </table:table-cell>
          <table:table-cell office:value-type="string">
            <text:p>double/dgtsv.f</text:p>
          </table:table-cell>
          <table:table-cell office:value-type="string">
            <text:p>dgtsv_10.txt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office:value-type="string">
            <text:p>gtsv</text:p>
          </table:table-cell>
          <table:table-cell office:value-type="string">
            <text:p>complex/cgtsv.f</text:p>
          </table:table-cell>
          <table:table-cell office:value-type="string">
            <text:p>cgtsv_11.txt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z</text:p>
          </table:table-cell>
          <table:table-cell office:value-type="string">
            <text:p>gtsv</text:p>
          </table:table-cell>
          <table:table-cell office:value-type="string">
            <text:p>complex16/zgtsv.f</text:p>
          </table:table-cell>
          <table:table-cell office:value-type="string">
            <text:p>zgtsv_12.txt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</text:p>
          </table:table-cell>
          <table:table-cell office:value-type="string">
            <text:p>hesv</text:p>
          </table:table-cell>
          <table:table-cell office:value-type="string">
            <text:p>complex/chesv.f</text:p>
          </table:table-cell>
          <table:table-cell office:value-type="string">
            <text:p>chesv_13.txt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z</text:p>
          </table:table-cell>
          <table:table-cell office:value-type="string">
            <text:p>hesv</text:p>
          </table:table-cell>
          <table:table-cell office:value-type="string">
            <text:p>complex16/zhesv.f</text:p>
          </table:table-cell>
          <table:table-cell office:value-type="string">
            <text:p>zhesv_14.txt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string">
            <text:p>hpsv</text:p>
          </table:table-cell>
          <table:table-cell office:value-type="string">
            <text:p>complex/chpsv.f</text:p>
          </table:table-cell>
          <table:table-cell office:value-type="string">
            <text:p>chpsv_15.txt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z</text:p>
          </table:table-cell>
          <table:table-cell office:value-type="string">
            <text:p>hpsv</text:p>
          </table:table-cell>
          <table:table-cell office:value-type="string">
            <text:p>complex16/zhpsv.f</text:p>
          </table:table-cell>
          <table:table-cell office:value-type="string">
            <text:p>zhpsv_16.txt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</text:p>
          </table:table-cell>
          <table:table-cell office:value-type="string">
            <text:p>posv</text:p>
          </table:table-cell>
          <table:table-cell office:value-type="string">
            <text:p>single/sposv.f</text:p>
          </table:table-cell>
          <table:table-cell office:value-type="string">
            <text:p>sposv_17.txt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</text:p>
          </table:table-cell>
          <table:table-cell office:value-type="string">
            <text:p>posv</text:p>
          </table:table-cell>
          <table:table-cell office:value-type="string">
            <text:p>double/dposv.f</text:p>
          </table:table-cell>
          <table:table-cell office:value-type="string">
            <text:p>dposv_18.txt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</text:p>
          </table:table-cell>
          <table:table-cell office:value-type="string">
            <text:p>posv</text:p>
          </table:table-cell>
          <table:table-cell office:value-type="string">
            <text:p>complex/cposv.f</text:p>
          </table:table-cell>
          <table:table-cell office:value-type="string">
            <text:p>cposv_19.txt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z</text:p>
          </table:table-cell>
          <table:table-cell office:value-type="string">
            <text:p>posv</text:p>
          </table:table-cell>
          <table:table-cell office:value-type="string">
            <text:p>complex16/zposv.f</text:p>
          </table:table-cell>
          <table:table-cell office:value-type="string">
            <text:p>zposv_20.txt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</text:p>
          </table:table-cell>
          <table:table-cell office:value-type="string">
            <text:p>pbsv</text:p>
          </table:table-cell>
          <table:table-cell office:value-type="string">
            <text:p>single/spbsv.f</text:p>
          </table:table-cell>
          <table:table-cell office:value-type="string">
            <text:p>spbsv_21.txt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</text:p>
          </table:table-cell>
          <table:table-cell office:value-type="string">
            <text:p>pbsv</text:p>
          </table:table-cell>
          <table:table-cell office:value-type="string">
            <text:p>double/dpbsv.f</text:p>
          </table:table-cell>
          <table:table-cell office:value-type="string">
            <text:p>dpbsv_22.txt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</text:p>
          </table:table-cell>
          <table:table-cell office:value-type="string">
            <text:p>pbsv</text:p>
          </table:table-cell>
          <table:table-cell office:value-type="string">
            <text:p>complex/cpbsv.f</text:p>
          </table:table-cell>
          <table:table-cell office:value-type="string">
            <text:p>cpbsv_23.txt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z</text:p>
          </table:table-cell>
          <table:table-cell office:value-type="string">
            <text:p>pbsv</text:p>
          </table:table-cell>
          <table:table-cell office:value-type="string">
            <text:p>complex16/zpbsv.f</text:p>
          </table:table-cell>
          <table:table-cell office:value-type="string">
            <text:p>zpbsv_24.txt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</text:p>
          </table:table-cell>
          <table:table-cell office:value-type="string">
            <text:p>ppsv</text:p>
          </table:table-cell>
          <table:table-cell office:value-type="string">
            <text:p>single/sppsv.f</text:p>
          </table:table-cell>
          <table:table-cell office:value-type="string">
            <text:p>sppsv_25.txt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</text:p>
          </table:table-cell>
          <table:table-cell office:value-type="string">
            <text:p>ppsv</text:p>
          </table:table-cell>
          <table:table-cell office:value-type="string">
            <text:p>double/dppsv.f</text:p>
          </table:table-cell>
          <table:table-cell office:value-type="string">
            <text:p>dppsv_26.txt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office:value-type="string">
            <text:p>ppsv</text:p>
          </table:table-cell>
          <table:table-cell office:value-type="string">
            <text:p>complex/cppsv.f</text:p>
          </table:table-cell>
          <table:table-cell office:value-type="string">
            <text:p>cppsv_27.txt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z</text:p>
          </table:table-cell>
          <table:table-cell office:value-type="string">
            <text:p>ppsv</text:p>
          </table:table-cell>
          <table:table-cell office:value-type="string">
            <text:p>complex16/zppsv.f</text:p>
          </table:table-cell>
          <table:table-cell office:value-type="string">
            <text:p>zppsv_28.txt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</text:p>
          </table:table-cell>
          <table:table-cell office:value-type="string">
            <text:p>ptsv</text:p>
          </table:table-cell>
          <table:table-cell office:value-type="string">
            <text:p>single/sptsv.f</text:p>
          </table:table-cell>
          <table:table-cell office:value-type="string">
            <text:p>sptsv_29.txt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</text:p>
          </table:table-cell>
          <table:table-cell office:value-type="string">
            <text:p>ptsv</text:p>
          </table:table-cell>
          <table:table-cell office:value-type="string">
            <text:p>double/dptsv.f</text:p>
          </table:table-cell>
          <table:table-cell office:value-type="string">
            <text:p>dptsv_30.txt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</text:p>
          </table:table-cell>
          <table:table-cell office:value-type="string">
            <text:p>ptsv</text:p>
          </table:table-cell>
          <table:table-cell office:value-type="string">
            <text:p>complex/cptsv.f</text:p>
          </table:table-cell>
          <table:table-cell office:value-type="string">
            <text:p>cptsv_31.txt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z</text:p>
          </table:table-cell>
          <table:table-cell office:value-type="string">
            <text:p>ptsv</text:p>
          </table:table-cell>
          <table:table-cell office:value-type="string">
            <text:p>complex16/zptsv.f</text:p>
          </table:table-cell>
          <table:table-cell office:value-type="string">
            <text:p>zptsv_32.txt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</text:p>
          </table:table-cell>
          <table:table-cell office:value-type="string">
            <text:p>sysv</text:p>
          </table:table-cell>
          <table:table-cell office:value-type="string">
            <text:p>single/ssysv.f</text:p>
          </table:table-cell>
          <table:table-cell office:value-type="string">
            <text:p>ssysv_33.txt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d</text:p>
          </table:table-cell>
          <table:table-cell office:value-type="string">
            <text:p>sysv</text:p>
          </table:table-cell>
          <table:table-cell office:value-type="string">
            <text:p>double/dsysv.f</text:p>
          </table:table-cell>
          <table:table-cell office:value-type="string">
            <text:p>dsysv_34.txt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</text:p>
          </table:table-cell>
          <table:table-cell office:value-type="string">
            <text:p>sysv</text:p>
          </table:table-cell>
          <table:table-cell office:value-type="string">
            <text:p>complex/csysv.f</text:p>
          </table:table-cell>
          <table:table-cell office:value-type="string">
            <text:p>csysv_35.txt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z</text:p>
          </table:table-cell>
          <table:table-cell office:value-type="string">
            <text:p>sysv</text:p>
          </table:table-cell>
          <table:table-cell office:value-type="string">
            <text:p>complex16/zsysv.f</text:p>
          </table:table-cell>
          <table:table-cell office:value-type="string">
            <text:p>zsysv_36.txt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</text:p>
          </table:table-cell>
          <table:table-cell office:value-type="string">
            <text:p>spsv</text:p>
          </table:table-cell>
          <table:table-cell office:value-type="string">
            <text:p>single/sspsv.f</text:p>
          </table:table-cell>
          <table:table-cell office:value-type="string">
            <text:p>sspsv_37.txt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d</text:p>
          </table:table-cell>
          <table:table-cell office:value-type="string">
            <text:p>spsv</text:p>
          </table:table-cell>
          <table:table-cell office:value-type="string">
            <text:p>double/dspsv.f</text:p>
          </table:table-cell>
          <table:table-cell office:value-type="string">
            <text:p>dspsv_38.txt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office:value-type="string">
            <text:p>spsv</text:p>
          </table:table-cell>
          <table:table-cell office:value-type="string">
            <text:p>complex/cspsv.f</text:p>
          </table:table-cell>
          <table:table-cell office:value-type="string">
            <text:p>cspsv_39.txt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z</text:p>
          </table:table-cell>
          <table:table-cell office:value-type="string">
            <text:p>spsv</text:p>
          </table:table-cell>
          <table:table-cell office:value-type="string">
            <text:p>complex16/zspsv.f</text:p>
          </table:table-cell>
          <table:table-cell office:value-type="string">
            <text:p>zspsv_40.txt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</text:p>
          </table:table-cell>
          <table:table-cell office:value-type="string">
            <text:p>gesvx</text:p>
          </table:table-cell>
          <table:table-cell office:value-type="string">
            <text:p>single/sgesvx.f</text:p>
          </table:table-cell>
          <table:table-cell office:value-type="string">
            <text:p>sgesvx_41.txt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</text:p>
          </table:table-cell>
          <table:table-cell office:value-type="string">
            <text:p>gesvx</text:p>
          </table:table-cell>
          <table:table-cell office:value-type="string">
            <text:p>double/dgesvx.f</text:p>
          </table:table-cell>
          <table:table-cell office:value-type="string">
            <text:p>dgesvx_42.txt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</text:p>
          </table:table-cell>
          <table:table-cell office:value-type="string">
            <text:p>gesvx</text:p>
          </table:table-cell>
          <table:table-cell office:value-type="string">
            <text:p>complex/cgesvx.f</text:p>
          </table:table-cell>
          <table:table-cell office:value-type="string">
            <text:p>cgesvx_43.txt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z</text:p>
          </table:table-cell>
          <table:table-cell office:value-type="string">
            <text:p>gesvx</text:p>
          </table:table-cell>
          <table:table-cell office:value-type="string">
            <text:p>complex16/zgesvx.f</text:p>
          </table:table-cell>
          <table:table-cell office:value-type="string">
            <text:p>zgesvx_44.txt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</text:p>
          </table:table-cell>
          <table:table-cell office:value-type="string">
            <text:p>gbsvx</text:p>
          </table:table-cell>
          <table:table-cell office:value-type="string">
            <text:p>single/sgbsvx.f</text:p>
          </table:table-cell>
          <table:table-cell office:value-type="string">
            <text:p>sgbsvx_45.txt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d</text:p>
          </table:table-cell>
          <table:table-cell office:value-type="string">
            <text:p>gbsvx</text:p>
          </table:table-cell>
          <table:table-cell office:value-type="string">
            <text:p>double/dgbsvx.f</text:p>
          </table:table-cell>
          <table:table-cell office:value-type="string">
            <text:p>dgbsvx_46.txt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</text:p>
          </table:table-cell>
          <table:table-cell office:value-type="string">
            <text:p>gbsvx</text:p>
          </table:table-cell>
          <table:table-cell office:value-type="string">
            <text:p>complex/cgbsvx.f</text:p>
          </table:table-cell>
          <table:table-cell office:value-type="string">
            <text:p>cgbsvx_47.txt</text:p>
          </table:table-cell>
          <table:table-cell table:number-columns-repeated="1019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z</text:p>
          </table:table-cell>
          <table:table-cell office:value-type="string">
            <text:p>gbsvx</text:p>
          </table:table-cell>
          <table:table-cell office:value-type="string">
            <text:p>complex16/zgbsvx.f</text:p>
          </table:table-cell>
          <table:table-cell office:value-type="string">
            <text:p>zgbsvx_48.txt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</text:p>
          </table:table-cell>
          <table:table-cell office:value-type="string">
            <text:p>gtsvx</text:p>
          </table:table-cell>
          <table:table-cell office:value-type="string">
            <text:p>single/sgtsvx.f</text:p>
          </table:table-cell>
          <table:table-cell office:value-type="string">
            <text:p>sgtsvx_49.txt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d</text:p>
          </table:table-cell>
          <table:table-cell office:value-type="string">
            <text:p>gtsvx</text:p>
          </table:table-cell>
          <table:table-cell office:value-type="string">
            <text:p>double/dgtsvx.f</text:p>
          </table:table-cell>
          <table:table-cell office:value-type="string">
            <text:p>dgtsvx_50.txt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</text:p>
          </table:table-cell>
          <table:table-cell office:value-type="string">
            <text:p>gtsvx</text:p>
          </table:table-cell>
          <table:table-cell office:value-type="string">
            <text:p>complex/cgtsvx.f</text:p>
          </table:table-cell>
          <table:table-cell office:value-type="string">
            <text:p>cgtsvx_51.txt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z</text:p>
          </table:table-cell>
          <table:table-cell office:value-type="string">
            <text:p>gtsvx</text:p>
          </table:table-cell>
          <table:table-cell office:value-type="string">
            <text:p>complex16/zgtsvx.f</text:p>
          </table:table-cell>
          <table:table-cell office:value-type="string">
            <text:p>zgtsvx_52.txt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</text:p>
          </table:table-cell>
          <table:table-cell office:value-type="string">
            <text:p>hesvx</text:p>
          </table:table-cell>
          <table:table-cell office:value-type="string">
            <text:p>complex/chesvx.f</text:p>
          </table:table-cell>
          <table:table-cell office:value-type="string">
            <text:p>chesvx_53.txt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z</text:p>
          </table:table-cell>
          <table:table-cell office:value-type="string">
            <text:p>hesvx</text:p>
          </table:table-cell>
          <table:table-cell office:value-type="string">
            <text:p>complex16/zhesvx.f</text:p>
          </table:table-cell>
          <table:table-cell office:value-type="string">
            <text:p>zhesvx_54.txt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c</text:p>
          </table:table-cell>
          <table:table-cell office:value-type="string">
            <text:p>hpsvx</text:p>
          </table:table-cell>
          <table:table-cell office:value-type="string">
            <text:p>complex/chpsvx.f</text:p>
          </table:table-cell>
          <table:table-cell office:value-type="string">
            <text:p>chpsvx_55.txt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z</text:p>
          </table:table-cell>
          <table:table-cell office:value-type="string">
            <text:p>hpsvx</text:p>
          </table:table-cell>
          <table:table-cell office:value-type="string">
            <text:p>complex16/zhpsvx.f</text:p>
          </table:table-cell>
          <table:table-cell office:value-type="string">
            <text:p>zhpsvx_56.txt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</text:p>
          </table:table-cell>
          <table:table-cell office:value-type="string">
            <text:p>posvx</text:p>
          </table:table-cell>
          <table:table-cell office:value-type="string">
            <text:p>single/sposvx.f</text:p>
          </table:table-cell>
          <table:table-cell office:value-type="string">
            <text:p>sposvx_57.txt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d</text:p>
          </table:table-cell>
          <table:table-cell office:value-type="string">
            <text:p>posvx</text:p>
          </table:table-cell>
          <table:table-cell office:value-type="string">
            <text:p>double/dposvx.f</text:p>
          </table:table-cell>
          <table:table-cell office:value-type="string">
            <text:p>dposvx_58.txt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c</text:p>
          </table:table-cell>
          <table:table-cell office:value-type="string">
            <text:p>posvx</text:p>
          </table:table-cell>
          <table:table-cell office:value-type="string">
            <text:p>complex/cposvx.f</text:p>
          </table:table-cell>
          <table:table-cell office:value-type="string">
            <text:p>cposvx_59.txt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z</text:p>
          </table:table-cell>
          <table:table-cell office:value-type="string">
            <text:p>posvx</text:p>
          </table:table-cell>
          <table:table-cell office:value-type="string">
            <text:p>complex16/zposvx.f</text:p>
          </table:table-cell>
          <table:table-cell office:value-type="string">
            <text:p>zposvx_60.txt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</text:p>
          </table:table-cell>
          <table:table-cell office:value-type="string">
            <text:p>pbsvx</text:p>
          </table:table-cell>
          <table:table-cell office:value-type="string">
            <text:p>single/spbsvx.f</text:p>
          </table:table-cell>
          <table:table-cell office:value-type="string">
            <text:p>spbsvx_61.txt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d</text:p>
          </table:table-cell>
          <table:table-cell office:value-type="string">
            <text:p>pbsvx</text:p>
          </table:table-cell>
          <table:table-cell office:value-type="string">
            <text:p>double/dpbsvx.f</text:p>
          </table:table-cell>
          <table:table-cell office:value-type="string">
            <text:p>dpbsvx_62.txt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</text:p>
          </table:table-cell>
          <table:table-cell office:value-type="string">
            <text:p>pbsvx</text:p>
          </table:table-cell>
          <table:table-cell office:value-type="string">
            <text:p>complex/cpbsvx.f</text:p>
          </table:table-cell>
          <table:table-cell office:value-type="string">
            <text:p>cpbsvx_63.txt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z</text:p>
          </table:table-cell>
          <table:table-cell office:value-type="string">
            <text:p>pbsvx</text:p>
          </table:table-cell>
          <table:table-cell office:value-type="string">
            <text:p>complex16/zpbsvx.f</text:p>
          </table:table-cell>
          <table:table-cell office:value-type="string">
            <text:p>zpbsvx_64.txt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s</text:p>
          </table:table-cell>
          <table:table-cell office:value-type="string">
            <text:p>ppsvx</text:p>
          </table:table-cell>
          <table:table-cell office:value-type="string">
            <text:p>single/sppsvx.f</text:p>
          </table:table-cell>
          <table:table-cell office:value-type="string">
            <text:p>sppsvx_65.txt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d</text:p>
          </table:table-cell>
          <table:table-cell office:value-type="string">
            <text:p>ppsvx</text:p>
          </table:table-cell>
          <table:table-cell office:value-type="string">
            <text:p>double/dppsvx.f</text:p>
          </table:table-cell>
          <table:table-cell office:value-type="string">
            <text:p>dppsvx_66.txt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</text:p>
          </table:table-cell>
          <table:table-cell office:value-type="string">
            <text:p>ppsvx</text:p>
          </table:table-cell>
          <table:table-cell office:value-type="string">
            <text:p>complex/cppsvx.f</text:p>
          </table:table-cell>
          <table:table-cell office:value-type="string">
            <text:p>cppsvx_67.txt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z</text:p>
          </table:table-cell>
          <table:table-cell office:value-type="string">
            <text:p>ppsvx</text:p>
          </table:table-cell>
          <table:table-cell office:value-type="string">
            <text:p>complex16/zppsvx.f</text:p>
          </table:table-cell>
          <table:table-cell office:value-type="string">
            <text:p>zppsvx_68.txt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</text:p>
          </table:table-cell>
          <table:table-cell office:value-type="string">
            <text:p>ptsvx</text:p>
          </table:table-cell>
          <table:table-cell office:value-type="string">
            <text:p>single/sptsvx.f</text:p>
          </table:table-cell>
          <table:table-cell office:value-type="string">
            <text:p>sptsvx_69.txt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d</text:p>
          </table:table-cell>
          <table:table-cell office:value-type="string">
            <text:p>ptsvx</text:p>
          </table:table-cell>
          <table:table-cell office:value-type="string">
            <text:p>double/dptsvx.f</text:p>
          </table:table-cell>
          <table:table-cell office:value-type="string">
            <text:p>dptsvx_70.txt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</text:p>
          </table:table-cell>
          <table:table-cell office:value-type="string">
            <text:p>ptsvx</text:p>
          </table:table-cell>
          <table:table-cell office:value-type="string">
            <text:p>complex/cptsvx.f</text:p>
          </table:table-cell>
          <table:table-cell office:value-type="string">
            <text:p>cptsvx_71.txt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z</text:p>
          </table:table-cell>
          <table:table-cell office:value-type="string">
            <text:p>ptsvx</text:p>
          </table:table-cell>
          <table:table-cell office:value-type="string">
            <text:p>complex16/zptsvx.f</text:p>
          </table:table-cell>
          <table:table-cell office:value-type="string">
            <text:p>zptsvx_72.txt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s</text:p>
          </table:table-cell>
          <table:table-cell office:value-type="string">
            <text:p>sysvx</text:p>
          </table:table-cell>
          <table:table-cell office:value-type="string">
            <text:p>single/ssysvx.f</text:p>
          </table:table-cell>
          <table:table-cell office:value-type="string">
            <text:p>ssysvx_73.txt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d</text:p>
          </table:table-cell>
          <table:table-cell office:value-type="string">
            <text:p>sysvx</text:p>
          </table:table-cell>
          <table:table-cell office:value-type="string">
            <text:p>double/dsysvx.f</text:p>
          </table:table-cell>
          <table:table-cell office:value-type="string">
            <text:p>dsysvx_74.txt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c</text:p>
          </table:table-cell>
          <table:table-cell office:value-type="string">
            <text:p>sysvx</text:p>
          </table:table-cell>
          <table:table-cell office:value-type="string">
            <text:p>complex/csysvx.f</text:p>
          </table:table-cell>
          <table:table-cell office:value-type="string">
            <text:p>csysvx_75.txt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z</text:p>
          </table:table-cell>
          <table:table-cell office:value-type="string">
            <text:p>sysvx</text:p>
          </table:table-cell>
          <table:table-cell office:value-type="string">
            <text:p>complex16/zsysvx.f</text:p>
          </table:table-cell>
          <table:table-cell office:value-type="string">
            <text:p>zsysvx_76.txt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s</text:p>
          </table:table-cell>
          <table:table-cell office:value-type="string">
            <text:p>spsvx</text:p>
          </table:table-cell>
          <table:table-cell office:value-type="string">
            <text:p>single/sspsvx.f</text:p>
          </table:table-cell>
          <table:table-cell office:value-type="string">
            <text:p>sspsvx_77.txt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d</text:p>
          </table:table-cell>
          <table:table-cell office:value-type="string">
            <text:p>spsvx</text:p>
          </table:table-cell>
          <table:table-cell office:value-type="string">
            <text:p>double/dspsvx.f</text:p>
          </table:table-cell>
          <table:table-cell office:value-type="string">
            <text:p>dspsvx_78.txt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c</text:p>
          </table:table-cell>
          <table:table-cell office:value-type="string">
            <text:p>spsvx</text:p>
          </table:table-cell>
          <table:table-cell office:value-type="string">
            <text:p>complex/cspsvx.f</text:p>
          </table:table-cell>
          <table:table-cell office:value-type="string">
            <text:p>cspsvx_79.txt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z</text:p>
          </table:table-cell>
          <table:table-cell office:value-type="string">
            <text:p>spsvx</text:p>
          </table:table-cell>
          <table:table-cell office:value-type="string">
            <text:p>complex16/zspsvx.f</text:p>
          </table:table-cell>
          <table:table-cell office:value-type="string">
            <text:p>zspsvx_80.txt</text:p>
          </table:table-cell>
          <table:table-cell table:number-columns-repeated="1019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s</text:p>
          </table:table-cell>
          <table:table-cell office:value-type="string">
            <text:p>gels</text:p>
          </table:table-cell>
          <table:table-cell office:value-type="string">
            <text:p>single/sgels.f</text:p>
          </table:table-cell>
          <table:table-cell office:value-type="string">
            <text:p>sgels_81.txt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d</text:p>
          </table:table-cell>
          <table:table-cell office:value-type="string">
            <text:p>gels</text:p>
          </table:table-cell>
          <table:table-cell office:value-type="string">
            <text:p>double/dgels.f</text:p>
          </table:table-cell>
          <table:table-cell office:value-type="string">
            <text:p>dgels_82.txt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c</text:p>
          </table:table-cell>
          <table:table-cell office:value-type="string">
            <text:p>gels</text:p>
          </table:table-cell>
          <table:table-cell office:value-type="string">
            <text:p>complex/cgels.f</text:p>
          </table:table-cell>
          <table:table-cell office:value-type="string">
            <text:p>cgels_83.txt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z</text:p>
          </table:table-cell>
          <table:table-cell office:value-type="string">
            <text:p>gels</text:p>
          </table:table-cell>
          <table:table-cell office:value-type="string">
            <text:p>complex16/zgels.f</text:p>
          </table:table-cell>
          <table:table-cell office:value-type="string">
            <text:p>zgels_84.txt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</text:p>
          </table:table-cell>
          <table:table-cell office:value-type="string">
            <text:p>gelsy</text:p>
          </table:table-cell>
          <table:table-cell office:value-type="string">
            <text:p>single/sgelsy.f</text:p>
          </table:table-cell>
          <table:table-cell office:value-type="string">
            <text:p>sgelsy_85.txt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d</text:p>
          </table:table-cell>
          <table:table-cell office:value-type="string">
            <text:p>gelsy</text:p>
          </table:table-cell>
          <table:table-cell office:value-type="string">
            <text:p>double/dgelsy.f</text:p>
          </table:table-cell>
          <table:table-cell office:value-type="string">
            <text:p>dgelsy_86.txt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c</text:p>
          </table:table-cell>
          <table:table-cell office:value-type="string">
            <text:p>gelsy</text:p>
          </table:table-cell>
          <table:table-cell office:value-type="string">
            <text:p>complex/cgelsy.f</text:p>
          </table:table-cell>
          <table:table-cell office:value-type="string">
            <text:p>cgelsy_87.txt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z</text:p>
          </table:table-cell>
          <table:table-cell office:value-type="string">
            <text:p>gelsy</text:p>
          </table:table-cell>
          <table:table-cell office:value-type="string">
            <text:p>complex16/zgelsy.f</text:p>
          </table:table-cell>
          <table:table-cell office:value-type="string">
            <text:p>zgelsy_88.txt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s</text:p>
          </table:table-cell>
          <table:table-cell office:value-type="string">
            <text:p>gelsd</text:p>
          </table:table-cell>
          <table:table-cell office:value-type="string">
            <text:p>single/sgelsd.f</text:p>
          </table:table-cell>
          <table:table-cell office:value-type="string">
            <text:p>sgelsd_89.txt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d</text:p>
          </table:table-cell>
          <table:table-cell office:value-type="string">
            <text:p>gelsd</text:p>
          </table:table-cell>
          <table:table-cell office:value-type="string">
            <text:p>double/dgelsd.f</text:p>
          </table:table-cell>
          <table:table-cell office:value-type="string">
            <text:p>dgelsd_90.txt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</text:p>
          </table:table-cell>
          <table:table-cell office:value-type="string">
            <text:p>gelsd</text:p>
          </table:table-cell>
          <table:table-cell office:value-type="string">
            <text:p>complex/cgelsd.f</text:p>
          </table:table-cell>
          <table:table-cell office:value-type="string">
            <text:p>cgelsd_91.txt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z</text:p>
          </table:table-cell>
          <table:table-cell office:value-type="string">
            <text:p>gelsd</text:p>
          </table:table-cell>
          <table:table-cell office:value-type="string">
            <text:p>complex16/zgelsd.f</text:p>
          </table:table-cell>
          <table:table-cell office:value-type="string">
            <text:p>zgelsd_92.txt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s</text:p>
          </table:table-cell>
          <table:table-cell office:value-type="string">
            <text:p>gelss</text:p>
          </table:table-cell>
          <table:table-cell office:value-type="string">
            <text:p>single/sgelss.f</text:p>
          </table:table-cell>
          <table:table-cell office:value-type="string">
            <text:p>sgelss_93.txt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d</text:p>
          </table:table-cell>
          <table:table-cell office:value-type="string">
            <text:p>gelss</text:p>
          </table:table-cell>
          <table:table-cell office:value-type="string">
            <text:p>double/dgelss.f</text:p>
          </table:table-cell>
          <table:table-cell office:value-type="string">
            <text:p>dgelss_94.txt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c</text:p>
          </table:table-cell>
          <table:table-cell office:value-type="string">
            <text:p>gelss</text:p>
          </table:table-cell>
          <table:table-cell office:value-type="string">
            <text:p>complex/cgelss.f</text:p>
          </table:table-cell>
          <table:table-cell office:value-type="string">
            <text:p>cgelss_95.txt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z</text:p>
          </table:table-cell>
          <table:table-cell office:value-type="string">
            <text:p>gelss</text:p>
          </table:table-cell>
          <table:table-cell office:value-type="string">
            <text:p>complex16/zgelss.f</text:p>
          </table:table-cell>
          <table:table-cell office:value-type="string">
            <text:p>zgelss_96.txt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</text:p>
          </table:table-cell>
          <table:table-cell office:value-type="string">
            <text:p>gglse</text:p>
          </table:table-cell>
          <table:table-cell office:value-type="string">
            <text:p>single/sgglse.f</text:p>
          </table:table-cell>
          <table:table-cell office:value-type="string">
            <text:p>sgglse_97.txt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d</text:p>
          </table:table-cell>
          <table:table-cell office:value-type="string">
            <text:p>gglse</text:p>
          </table:table-cell>
          <table:table-cell office:value-type="string">
            <text:p>double/dgglse.f</text:p>
          </table:table-cell>
          <table:table-cell office:value-type="string">
            <text:p>dgglse_98.txt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c</text:p>
          </table:table-cell>
          <table:table-cell office:value-type="string">
            <text:p>gglse</text:p>
          </table:table-cell>
          <table:table-cell office:value-type="string">
            <text:p>complex/cgglse.f</text:p>
          </table:table-cell>
          <table:table-cell office:value-type="string">
            <text:p>cgglse_99.txt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z</text:p>
          </table:table-cell>
          <table:table-cell office:value-type="string">
            <text:p>gglse</text:p>
          </table:table-cell>
          <table:table-cell office:value-type="string">
            <text:p>complex16/zgglse.f</text:p>
          </table:table-cell>
          <table:table-cell office:value-type="string">
            <text:p>zgglse_100.txt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s</text:p>
          </table:table-cell>
          <table:table-cell office:value-type="string">
            <text:p>ggglm</text:p>
          </table:table-cell>
          <table:table-cell office:value-type="string">
            <text:p>single/sggglm.f</text:p>
          </table:table-cell>
          <table:table-cell office:value-type="string">
            <text:p>sggglm_101.txt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d</text:p>
          </table:table-cell>
          <table:table-cell office:value-type="string">
            <text:p>ggglm</text:p>
          </table:table-cell>
          <table:table-cell office:value-type="string">
            <text:p>double/dggglm.f</text:p>
          </table:table-cell>
          <table:table-cell office:value-type="string">
            <text:p>dggglm_102.txt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c</text:p>
          </table:table-cell>
          <table:table-cell office:value-type="string">
            <text:p>ggglm</text:p>
          </table:table-cell>
          <table:table-cell office:value-type="string">
            <text:p>complex/cggglm.f</text:p>
          </table:table-cell>
          <table:table-cell office:value-type="string">
            <text:p>cggglm_103.txt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z</text:p>
          </table:table-cell>
          <table:table-cell office:value-type="string">
            <text:p>ggglm</text:p>
          </table:table-cell>
          <table:table-cell office:value-type="string">
            <text:p>complex16/zggglm.f</text:p>
          </table:table-cell>
          <table:table-cell office:value-type="string">
            <text:p>zggglm_104.txt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c</text:p>
          </table:table-cell>
          <table:table-cell office:value-type="string">
            <text:p>heev</text:p>
          </table:table-cell>
          <table:table-cell office:value-type="string">
            <text:p>complex/cheev.f</text:p>
          </table:table-cell>
          <table:table-cell office:value-type="string">
            <text:p>cheev_105.txt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z</text:p>
          </table:table-cell>
          <table:table-cell office:value-type="string">
            <text:p>heev</text:p>
          </table:table-cell>
          <table:table-cell office:value-type="string">
            <text:p>complex16/zheev.f</text:p>
          </table:table-cell>
          <table:table-cell office:value-type="string">
            <text:p>zheev_106.txt</text:p>
          </table:table-cell>
          <table:table-cell table:number-columns-repeated="1019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c</text:p>
          </table:table-cell>
          <table:table-cell office:value-type="string">
            <text:p>hbev</text:p>
          </table:table-cell>
          <table:table-cell office:value-type="string">
            <text:p>complex/chbev.f</text:p>
          </table:table-cell>
          <table:table-cell office:value-type="string">
            <text:p>chbev_107.txt</text:p>
          </table:table-cell>
          <table:table-cell table:number-columns-repeated="1019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z</text:p>
          </table:table-cell>
          <table:table-cell office:value-type="string">
            <text:p>hbev</text:p>
          </table:table-cell>
          <table:table-cell office:value-type="string">
            <text:p>complex16/zhbev.f</text:p>
          </table:table-cell>
          <table:table-cell office:value-type="string">
            <text:p>zhbev_108.txt</text:p>
          </table:table-cell>
          <table:table-cell table:number-columns-repeated="1019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c</text:p>
          </table:table-cell>
          <table:table-cell office:value-type="string">
            <text:p>hpev</text:p>
          </table:table-cell>
          <table:table-cell office:value-type="string">
            <text:p>complex/chpev.f</text:p>
          </table:table-cell>
          <table:table-cell office:value-type="string">
            <text:p>chpev_109.txt</text:p>
          </table:table-cell>
          <table:table-cell table:number-columns-repeated="1019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z</text:p>
          </table:table-cell>
          <table:table-cell office:value-type="string">
            <text:p>hpev</text:p>
          </table:table-cell>
          <table:table-cell office:value-type="string">
            <text:p>complex16/zhpev.f</text:p>
          </table:table-cell>
          <table:table-cell office:value-type="string">
            <text:p>zhpev_110.txt</text:p>
          </table:table-cell>
          <table:table-cell table:number-columns-repeated="1019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s</text:p>
          </table:table-cell>
          <table:table-cell office:value-type="string">
            <text:p>syev</text:p>
          </table:table-cell>
          <table:table-cell office:value-type="string">
            <text:p>single/ssyev.f</text:p>
          </table:table-cell>
          <table:table-cell office:value-type="string">
            <text:p>ssyev_111.txt</text:p>
          </table:table-cell>
          <table:table-cell table:number-columns-repeated="1019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d</text:p>
          </table:table-cell>
          <table:table-cell office:value-type="string">
            <text:p>syev</text:p>
          </table:table-cell>
          <table:table-cell office:value-type="string">
            <text:p>double/dsyev.f</text:p>
          </table:table-cell>
          <table:table-cell office:value-type="string">
            <text:p>dsyev_112.txt</text:p>
          </table:table-cell>
          <table:table-cell table:number-columns-repeated="1019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s</text:p>
          </table:table-cell>
          <table:table-cell office:value-type="string">
            <text:p>sbev</text:p>
          </table:table-cell>
          <table:table-cell office:value-type="string">
            <text:p>single/ssbev.f</text:p>
          </table:table-cell>
          <table:table-cell office:value-type="string">
            <text:p>ssbev_113.txt</text:p>
          </table:table-cell>
          <table:table-cell table:number-columns-repeated="1019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d</text:p>
          </table:table-cell>
          <table:table-cell office:value-type="string">
            <text:p>sbev</text:p>
          </table:table-cell>
          <table:table-cell office:value-type="string">
            <text:p>double/dsbev.f</text:p>
          </table:table-cell>
          <table:table-cell office:value-type="string">
            <text:p>dsbev_114.txt</text:p>
          </table:table-cell>
          <table:table-cell table:number-columns-repeated="1019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s</text:p>
          </table:table-cell>
          <table:table-cell office:value-type="string">
            <text:p>spev</text:p>
          </table:table-cell>
          <table:table-cell office:value-type="string">
            <text:p>single/sspev.f</text:p>
          </table:table-cell>
          <table:table-cell office:value-type="string">
            <text:p>sspev_115.txt</text:p>
          </table:table-cell>
          <table:table-cell table:number-columns-repeated="1019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d</text:p>
          </table:table-cell>
          <table:table-cell office:value-type="string">
            <text:p>spev</text:p>
          </table:table-cell>
          <table:table-cell office:value-type="string">
            <text:p>double/dspev.f</text:p>
          </table:table-cell>
          <table:table-cell office:value-type="string">
            <text:p>dspev_116.txt</text:p>
          </table:table-cell>
          <table:table-cell table:number-columns-repeated="1019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s</text:p>
          </table:table-cell>
          <table:table-cell office:value-type="string">
            <text:p>stev</text:p>
          </table:table-cell>
          <table:table-cell office:value-type="string">
            <text:p>single/sstev.f</text:p>
          </table:table-cell>
          <table:table-cell office:value-type="string">
            <text:p>sstev_117.txt</text:p>
          </table:table-cell>
          <table:table-cell table:number-columns-repeated="1019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d</text:p>
          </table:table-cell>
          <table:table-cell office:value-type="string">
            <text:p>stev</text:p>
          </table:table-cell>
          <table:table-cell office:value-type="string">
            <text:p>double/dstev.f</text:p>
          </table:table-cell>
          <table:table-cell office:value-type="string">
            <text:p>dstev_118.txt</text:p>
          </table:table-cell>
          <table:table-cell table:number-columns-repeated="1019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c</text:p>
          </table:table-cell>
          <table:table-cell office:value-type="string">
            <text:p>heevx</text:p>
          </table:table-cell>
          <table:table-cell office:value-type="string">
            <text:p>complex/cheevx.f</text:p>
          </table:table-cell>
          <table:table-cell office:value-type="string">
            <text:p>cheevx_119.txt</text:p>
          </table:table-cell>
          <table:table-cell table:number-columns-repeated="1019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z</text:p>
          </table:table-cell>
          <table:table-cell office:value-type="string">
            <text:p>heevx</text:p>
          </table:table-cell>
          <table:table-cell office:value-type="string">
            <text:p>complex16/zheevx.f</text:p>
          </table:table-cell>
          <table:table-cell office:value-type="string">
            <text:p>zheevx_120.txt</text:p>
          </table:table-cell>
          <table:table-cell table:number-columns-repeated="1019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c</text:p>
          </table:table-cell>
          <table:table-cell office:value-type="string">
            <text:p>hbevx</text:p>
          </table:table-cell>
          <table:table-cell office:value-type="string">
            <text:p>complex/chbevx.f</text:p>
          </table:table-cell>
          <table:table-cell office:value-type="string">
            <text:p>chbevx_121.txt</text:p>
          </table:table-cell>
          <table:table-cell table:number-columns-repeated="1019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z</text:p>
          </table:table-cell>
          <table:table-cell office:value-type="string">
            <text:p>hbevx</text:p>
          </table:table-cell>
          <table:table-cell office:value-type="string">
            <text:p>complex16/zhbevx.f</text:p>
          </table:table-cell>
          <table:table-cell office:value-type="string">
            <text:p>zhbevx_122.txt</text:p>
          </table:table-cell>
          <table:table-cell table:number-columns-repeated="1019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c</text:p>
          </table:table-cell>
          <table:table-cell office:value-type="string">
            <text:p>hpevx</text:p>
          </table:table-cell>
          <table:table-cell office:value-type="string">
            <text:p>complex/chpevx.f</text:p>
          </table:table-cell>
          <table:table-cell office:value-type="string">
            <text:p>chpevx_123.txt</text:p>
          </table:table-cell>
          <table:table-cell table:number-columns-repeated="1019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z</text:p>
          </table:table-cell>
          <table:table-cell office:value-type="string">
            <text:p>hpevx</text:p>
          </table:table-cell>
          <table:table-cell office:value-type="string">
            <text:p>complex16/zhpevx.f</text:p>
          </table:table-cell>
          <table:table-cell office:value-type="string">
            <text:p>zhpevx_124.txt</text:p>
          </table:table-cell>
          <table:table-cell table:number-columns-repeated="1019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s</text:p>
          </table:table-cell>
          <table:table-cell office:value-type="string">
            <text:p>syevx</text:p>
          </table:table-cell>
          <table:table-cell office:value-type="string">
            <text:p>single/ssyevx.f</text:p>
          </table:table-cell>
          <table:table-cell office:value-type="string">
            <text:p>ssyevx_125.txt</text:p>
          </table:table-cell>
          <table:table-cell table:number-columns-repeated="1019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d</text:p>
          </table:table-cell>
          <table:table-cell office:value-type="string">
            <text:p>syevx</text:p>
          </table:table-cell>
          <table:table-cell office:value-type="string">
            <text:p>double/dsyevx.f</text:p>
          </table:table-cell>
          <table:table-cell office:value-type="string">
            <text:p>dsyevx_126.txt</text:p>
          </table:table-cell>
          <table:table-cell table:number-columns-repeated="1019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s</text:p>
          </table:table-cell>
          <table:table-cell office:value-type="string">
            <text:p>sbevx</text:p>
          </table:table-cell>
          <table:table-cell office:value-type="string">
            <text:p>single/ssbevx.f</text:p>
          </table:table-cell>
          <table:table-cell office:value-type="string">
            <text:p>ssbevx_127.txt</text:p>
          </table:table-cell>
          <table:table-cell table:number-columns-repeated="1019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d</text:p>
          </table:table-cell>
          <table:table-cell office:value-type="string">
            <text:p>sbevx</text:p>
          </table:table-cell>
          <table:table-cell office:value-type="string">
            <text:p>double/dsbevx.f</text:p>
          </table:table-cell>
          <table:table-cell office:value-type="string">
            <text:p>dsbevx_128.txt</text:p>
          </table:table-cell>
          <table:table-cell table:number-columns-repeated="1019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s</text:p>
          </table:table-cell>
          <table:table-cell office:value-type="string">
            <text:p>spevx</text:p>
          </table:table-cell>
          <table:table-cell office:value-type="string">
            <text:p>single/sspevx.f</text:p>
          </table:table-cell>
          <table:table-cell office:value-type="string">
            <text:p>sspevx_129.txt</text:p>
          </table:table-cell>
          <table:table-cell table:number-columns-repeated="1019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d</text:p>
          </table:table-cell>
          <table:table-cell office:value-type="string">
            <text:p>spevx</text:p>
          </table:table-cell>
          <table:table-cell office:value-type="string">
            <text:p>double/dspevx.f</text:p>
          </table:table-cell>
          <table:table-cell office:value-type="string">
            <text:p>dspevx_130.txt</text:p>
          </table:table-cell>
          <table:table-cell table:number-columns-repeated="1019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s</text:p>
          </table:table-cell>
          <table:table-cell office:value-type="string">
            <text:p>stevx</text:p>
          </table:table-cell>
          <table:table-cell office:value-type="string">
            <text:p>single/sstevx.f</text:p>
          </table:table-cell>
          <table:table-cell office:value-type="string">
            <text:p>sstevx_131.txt</text:p>
          </table:table-cell>
          <table:table-cell table:number-columns-repeated="1019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d</text:p>
          </table:table-cell>
          <table:table-cell office:value-type="string">
            <text:p>stevx</text:p>
          </table:table-cell>
          <table:table-cell office:value-type="string">
            <text:p>double/dstevx.f</text:p>
          </table:table-cell>
          <table:table-cell office:value-type="string">
            <text:p>dstevx_132.txt</text:p>
          </table:table-cell>
          <table:table-cell table:number-columns-repeated="1019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c</text:p>
          </table:table-cell>
          <table:table-cell office:value-type="string">
            <text:p>heevd</text:p>
          </table:table-cell>
          <table:table-cell office:value-type="string">
            <text:p>complex/cheevd.f</text:p>
          </table:table-cell>
          <table:table-cell office:value-type="string">
            <text:p>cheevd_133.txt</text:p>
          </table:table-cell>
          <table:table-cell table:number-columns-repeated="1019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z</text:p>
          </table:table-cell>
          <table:table-cell office:value-type="string">
            <text:p>heevd</text:p>
          </table:table-cell>
          <table:table-cell office:value-type="string">
            <text:p>complex16/zheevd.f</text:p>
          </table:table-cell>
          <table:table-cell office:value-type="string">
            <text:p>zheevd_134.txt</text:p>
          </table:table-cell>
          <table:table-cell table:number-columns-repeated="1019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c</text:p>
          </table:table-cell>
          <table:table-cell office:value-type="string">
            <text:p>hbevd</text:p>
          </table:table-cell>
          <table:table-cell office:value-type="string">
            <text:p>complex/chbevd.f</text:p>
          </table:table-cell>
          <table:table-cell office:value-type="string">
            <text:p>chbevd_135.txt</text:p>
          </table:table-cell>
          <table:table-cell table:number-columns-repeated="1019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z</text:p>
          </table:table-cell>
          <table:table-cell office:value-type="string">
            <text:p>hbevd</text:p>
          </table:table-cell>
          <table:table-cell office:value-type="string">
            <text:p>complex16/zhbevd.f</text:p>
          </table:table-cell>
          <table:table-cell office:value-type="string">
            <text:p>zhbevd_136.txt</text:p>
          </table:table-cell>
          <table:table-cell table:number-columns-repeated="1019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c</text:p>
          </table:table-cell>
          <table:table-cell office:value-type="string">
            <text:p>hpevd</text:p>
          </table:table-cell>
          <table:table-cell office:value-type="string">
            <text:p>complex/chpevd.f</text:p>
          </table:table-cell>
          <table:table-cell office:value-type="string">
            <text:p>chpevd_137.txt</text:p>
          </table:table-cell>
          <table:table-cell table:number-columns-repeated="1019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z</text:p>
          </table:table-cell>
          <table:table-cell office:value-type="string">
            <text:p>hpevd</text:p>
          </table:table-cell>
          <table:table-cell office:value-type="string">
            <text:p>complex16/zhpevd.f</text:p>
          </table:table-cell>
          <table:table-cell office:value-type="string">
            <text:p>zhpevd_138.txt</text:p>
          </table:table-cell>
          <table:table-cell table:number-columns-repeated="1019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s</text:p>
          </table:table-cell>
          <table:table-cell office:value-type="string">
            <text:p>syevd</text:p>
          </table:table-cell>
          <table:table-cell office:value-type="string">
            <text:p>single/ssyevd.f</text:p>
          </table:table-cell>
          <table:table-cell office:value-type="string">
            <text:p>ssyevd_139.txt</text:p>
          </table:table-cell>
          <table:table-cell table:number-columns-repeated="1019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d</text:p>
          </table:table-cell>
          <table:table-cell office:value-type="string">
            <text:p>syevd</text:p>
          </table:table-cell>
          <table:table-cell office:value-type="string">
            <text:p>double/dsyevd.f</text:p>
          </table:table-cell>
          <table:table-cell office:value-type="string">
            <text:p>dsyevd_140.txt</text:p>
          </table:table-cell>
          <table:table-cell table:number-columns-repeated="1019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s</text:p>
          </table:table-cell>
          <table:table-cell office:value-type="string">
            <text:p>sbevd</text:p>
          </table:table-cell>
          <table:table-cell office:value-type="string">
            <text:p>single/ssbevd.f</text:p>
          </table:table-cell>
          <table:table-cell office:value-type="string">
            <text:p>ssbevd_141.txt</text:p>
          </table:table-cell>
          <table:table-cell table:number-columns-repeated="1019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d</text:p>
          </table:table-cell>
          <table:table-cell office:value-type="string">
            <text:p>sbevd</text:p>
          </table:table-cell>
          <table:table-cell office:value-type="string">
            <text:p>double/dsbevd.f</text:p>
          </table:table-cell>
          <table:table-cell office:value-type="string">
            <text:p>dsbevd_142.txt</text:p>
          </table:table-cell>
          <table:table-cell table:number-columns-repeated="1019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s</text:p>
          </table:table-cell>
          <table:table-cell office:value-type="string">
            <text:p>spevd</text:p>
          </table:table-cell>
          <table:table-cell office:value-type="string">
            <text:p>single/sspevd.f</text:p>
          </table:table-cell>
          <table:table-cell office:value-type="string">
            <text:p>sspevd_143.txt</text:p>
          </table:table-cell>
          <table:table-cell table:number-columns-repeated="1019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d</text:p>
          </table:table-cell>
          <table:table-cell office:value-type="string">
            <text:p>spevd</text:p>
          </table:table-cell>
          <table:table-cell office:value-type="string">
            <text:p>double/dspevd.f</text:p>
          </table:table-cell>
          <table:table-cell office:value-type="string">
            <text:p>dspevd_144.txt</text:p>
          </table:table-cell>
          <table:table-cell table:number-columns-repeated="1019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s</text:p>
          </table:table-cell>
          <table:table-cell office:value-type="string">
            <text:p>stevd</text:p>
          </table:table-cell>
          <table:table-cell office:value-type="string">
            <text:p>single/sstevd.f</text:p>
          </table:table-cell>
          <table:table-cell office:value-type="string">
            <text:p>sstevd_145.txt</text:p>
          </table:table-cell>
          <table:table-cell table:number-columns-repeated="1019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d</text:p>
          </table:table-cell>
          <table:table-cell office:value-type="string">
            <text:p>stevd</text:p>
          </table:table-cell>
          <table:table-cell office:value-type="string">
            <text:p>double/dstevd.f</text:p>
          </table:table-cell>
          <table:table-cell office:value-type="string">
            <text:p>dstevd_146.txt</text:p>
          </table:table-cell>
          <table:table-cell table:number-columns-repeated="1019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c</text:p>
          </table:table-cell>
          <table:table-cell office:value-type="string">
            <text:p>heevr</text:p>
          </table:table-cell>
          <table:table-cell office:value-type="string">
            <text:p>complex/cheevr.f</text:p>
          </table:table-cell>
          <table:table-cell office:value-type="string">
            <text:p>cheevr_147.txt</text:p>
          </table:table-cell>
          <table:table-cell table:number-columns-repeated="1019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z</text:p>
          </table:table-cell>
          <table:table-cell office:value-type="string">
            <text:p>heevr</text:p>
          </table:table-cell>
          <table:table-cell office:value-type="string">
            <text:p>complex16/zheevr.f</text:p>
          </table:table-cell>
          <table:table-cell office:value-type="string">
            <text:p>zheevr_148.txt</text:p>
          </table:table-cell>
          <table:table-cell table:number-columns-repeated="1019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s</text:p>
          </table:table-cell>
          <table:table-cell office:value-type="string">
            <text:p>syevr</text:p>
          </table:table-cell>
          <table:table-cell office:value-type="string">
            <text:p>single/ssyevr.f</text:p>
          </table:table-cell>
          <table:table-cell office:value-type="string">
            <text:p>ssyevr_149.txt</text:p>
          </table:table-cell>
          <table:table-cell table:number-columns-repeated="1019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d</text:p>
          </table:table-cell>
          <table:table-cell office:value-type="string">
            <text:p>syevr</text:p>
          </table:table-cell>
          <table:table-cell office:value-type="string">
            <text:p>double/dsyevr.f</text:p>
          </table:table-cell>
          <table:table-cell office:value-type="string">
            <text:p>dsyevr_150.txt</text:p>
          </table:table-cell>
          <table:table-cell table:number-columns-repeated="1019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s</text:p>
          </table:table-cell>
          <table:table-cell office:value-type="string">
            <text:p>stevr</text:p>
          </table:table-cell>
          <table:table-cell office:value-type="string">
            <text:p>single/sstevr.f</text:p>
          </table:table-cell>
          <table:table-cell office:value-type="string">
            <text:p>sstevr_151.txt</text:p>
          </table:table-cell>
          <table:table-cell table:number-columns-repeated="1019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d</text:p>
          </table:table-cell>
          <table:table-cell office:value-type="string">
            <text:p>stevr</text:p>
          </table:table-cell>
          <table:table-cell office:value-type="string">
            <text:p>double/dstevr.f</text:p>
          </table:table-cell>
          <table:table-cell office:value-type="string">
            <text:p>dstevr_152.txt</text:p>
          </table:table-cell>
          <table:table-cell table:number-columns-repeated="1019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c</text:p>
          </table:table-cell>
          <table:table-cell office:value-type="string">
            <text:p>hegv</text:p>
          </table:table-cell>
          <table:table-cell office:value-type="string">
            <text:p>complex/chegv.f</text:p>
          </table:table-cell>
          <table:table-cell office:value-type="string">
            <text:p>chegv_153.txt</text:p>
          </table:table-cell>
          <table:table-cell table:number-columns-repeated="1019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z</text:p>
          </table:table-cell>
          <table:table-cell office:value-type="string">
            <text:p>hegv</text:p>
          </table:table-cell>
          <table:table-cell office:value-type="string">
            <text:p>complex16/zhegv.f</text:p>
          </table:table-cell>
          <table:table-cell office:value-type="string">
            <text:p>zhegv_154.txt</text:p>
          </table:table-cell>
          <table:table-cell table:number-columns-repeated="1019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c</text:p>
          </table:table-cell>
          <table:table-cell office:value-type="string">
            <text:p>hbgv</text:p>
          </table:table-cell>
          <table:table-cell office:value-type="string">
            <text:p>complex/chbgv.f</text:p>
          </table:table-cell>
          <table:table-cell office:value-type="string">
            <text:p>chbgv_155.txt</text:p>
          </table:table-cell>
          <table:table-cell table:number-columns-repeated="1019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z</text:p>
          </table:table-cell>
          <table:table-cell office:value-type="string">
            <text:p>hbgv</text:p>
          </table:table-cell>
          <table:table-cell office:value-type="string">
            <text:p>complex16/zhbgv.f</text:p>
          </table:table-cell>
          <table:table-cell office:value-type="string">
            <text:p>zhbgv_156.txt</text:p>
          </table:table-cell>
          <table:table-cell table:number-columns-repeated="1019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c</text:p>
          </table:table-cell>
          <table:table-cell office:value-type="string">
            <text:p>hpgv</text:p>
          </table:table-cell>
          <table:table-cell office:value-type="string">
            <text:p>complex/chpgv.f</text:p>
          </table:table-cell>
          <table:table-cell office:value-type="string">
            <text:p>chpgv_157.txt</text:p>
          </table:table-cell>
          <table:table-cell table:number-columns-repeated="1019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z</text:p>
          </table:table-cell>
          <table:table-cell office:value-type="string">
            <text:p>hpgv</text:p>
          </table:table-cell>
          <table:table-cell office:value-type="string">
            <text:p>complex16/zhpgv.f</text:p>
          </table:table-cell>
          <table:table-cell office:value-type="string">
            <text:p>zhpgv_158.txt</text:p>
          </table:table-cell>
          <table:table-cell table:number-columns-repeated="1019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s</text:p>
          </table:table-cell>
          <table:table-cell office:value-type="string">
            <text:p>sygv</text:p>
          </table:table-cell>
          <table:table-cell office:value-type="string">
            <text:p>single/ssygv.f</text:p>
          </table:table-cell>
          <table:table-cell office:value-type="string">
            <text:p>ssygv_159.txt</text:p>
          </table:table-cell>
          <table:table-cell table:number-columns-repeated="1019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d</text:p>
          </table:table-cell>
          <table:table-cell office:value-type="string">
            <text:p>sygv</text:p>
          </table:table-cell>
          <table:table-cell office:value-type="string">
            <text:p>double/dsygv.f</text:p>
          </table:table-cell>
          <table:table-cell office:value-type="string">
            <text:p>dsygv_160.txt</text:p>
          </table:table-cell>
          <table:table-cell table:number-columns-repeated="1019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s</text:p>
          </table:table-cell>
          <table:table-cell office:value-type="string">
            <text:p>sbgv</text:p>
          </table:table-cell>
          <table:table-cell office:value-type="string">
            <text:p>single/ssbgv.f</text:p>
          </table:table-cell>
          <table:table-cell office:value-type="string">
            <text:p>ssbgv_161.txt</text:p>
          </table:table-cell>
          <table:table-cell table:number-columns-repeated="1019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d</text:p>
          </table:table-cell>
          <table:table-cell office:value-type="string">
            <text:p>sbgv</text:p>
          </table:table-cell>
          <table:table-cell office:value-type="string">
            <text:p>double/dsbgv.f</text:p>
          </table:table-cell>
          <table:table-cell office:value-type="string">
            <text:p>dsbgv_162.txt</text:p>
          </table:table-cell>
          <table:table-cell table:number-columns-repeated="1019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s</text:p>
          </table:table-cell>
          <table:table-cell office:value-type="string">
            <text:p>spgv</text:p>
          </table:table-cell>
          <table:table-cell office:value-type="string">
            <text:p>single/sspgv.f</text:p>
          </table:table-cell>
          <table:table-cell office:value-type="string">
            <text:p>sspgv_163.txt</text:p>
          </table:table-cell>
          <table:table-cell table:number-columns-repeated="1019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d</text:p>
          </table:table-cell>
          <table:table-cell office:value-type="string">
            <text:p>spgv</text:p>
          </table:table-cell>
          <table:table-cell office:value-type="string">
            <text:p>double/dspgv.f</text:p>
          </table:table-cell>
          <table:table-cell office:value-type="string">
            <text:p>dspgv_164.txt</text:p>
          </table:table-cell>
          <table:table-cell table:number-columns-repeated="1019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c</text:p>
          </table:table-cell>
          <table:table-cell office:value-type="string">
            <text:p>hegvx</text:p>
          </table:table-cell>
          <table:table-cell office:value-type="string">
            <text:p>complex/chegvx.f</text:p>
          </table:table-cell>
          <table:table-cell office:value-type="string">
            <text:p>chegvx_165.txt</text:p>
          </table:table-cell>
          <table:table-cell table:number-columns-repeated="1019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z</text:p>
          </table:table-cell>
          <table:table-cell office:value-type="string">
            <text:p>hegvx</text:p>
          </table:table-cell>
          <table:table-cell office:value-type="string">
            <text:p>complex16/zhegvx.f</text:p>
          </table:table-cell>
          <table:table-cell office:value-type="string">
            <text:p>zhegvx_166.txt</text:p>
          </table:table-cell>
          <table:table-cell table:number-columns-repeated="1019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c</text:p>
          </table:table-cell>
          <table:table-cell office:value-type="string">
            <text:p>hbgvx</text:p>
          </table:table-cell>
          <table:table-cell office:value-type="string">
            <text:p>complex/chbgvx.f</text:p>
          </table:table-cell>
          <table:table-cell office:value-type="string">
            <text:p>chbgvx_167.txt</text:p>
          </table:table-cell>
          <table:table-cell table:number-columns-repeated="1019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z</text:p>
          </table:table-cell>
          <table:table-cell office:value-type="string">
            <text:p>hbgvx</text:p>
          </table:table-cell>
          <table:table-cell office:value-type="string">
            <text:p>complex16/zhbgvx.f</text:p>
          </table:table-cell>
          <table:table-cell office:value-type="string">
            <text:p>zhbgvx_168.txt</text:p>
          </table:table-cell>
          <table:table-cell table:number-columns-repeated="1019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c</text:p>
          </table:table-cell>
          <table:table-cell office:value-type="string">
            <text:p>hpgvx</text:p>
          </table:table-cell>
          <table:table-cell office:value-type="string">
            <text:p>complex/chpgvx.f</text:p>
          </table:table-cell>
          <table:table-cell office:value-type="string">
            <text:p>chpgvx_169.txt</text:p>
          </table:table-cell>
          <table:table-cell table:number-columns-repeated="1019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z</text:p>
          </table:table-cell>
          <table:table-cell office:value-type="string">
            <text:p>hpgvx</text:p>
          </table:table-cell>
          <table:table-cell office:value-type="string">
            <text:p>complex16/zhpgvx.f</text:p>
          </table:table-cell>
          <table:table-cell office:value-type="string">
            <text:p>zhpgvx_170.txt</text:p>
          </table:table-cell>
          <table:table-cell table:number-columns-repeated="1019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s</text:p>
          </table:table-cell>
          <table:table-cell office:value-type="string">
            <text:p>sygvx</text:p>
          </table:table-cell>
          <table:table-cell office:value-type="string">
            <text:p>single/ssygvx.f</text:p>
          </table:table-cell>
          <table:table-cell office:value-type="string">
            <text:p>ssygvx_171.txt</text:p>
          </table:table-cell>
          <table:table-cell table:number-columns-repeated="1019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d</text:p>
          </table:table-cell>
          <table:table-cell office:value-type="string">
            <text:p>sygvx</text:p>
          </table:table-cell>
          <table:table-cell office:value-type="string">
            <text:p>double/dsygvx.f</text:p>
          </table:table-cell>
          <table:table-cell office:value-type="string">
            <text:p>dsygvx_172.txt</text:p>
          </table:table-cell>
          <table:table-cell table:number-columns-repeated="1019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s</text:p>
          </table:table-cell>
          <table:table-cell office:value-type="string">
            <text:p>sbgvx</text:p>
          </table:table-cell>
          <table:table-cell office:value-type="string">
            <text:p>single/ssbgvx.f</text:p>
          </table:table-cell>
          <table:table-cell office:value-type="string">
            <text:p>ssbgvx_173.txt</text:p>
          </table:table-cell>
          <table:table-cell table:number-columns-repeated="1019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d</text:p>
          </table:table-cell>
          <table:table-cell office:value-type="string">
            <text:p>sbgvx</text:p>
          </table:table-cell>
          <table:table-cell office:value-type="string">
            <text:p>double/dsbgvx.f</text:p>
          </table:table-cell>
          <table:table-cell office:value-type="string">
            <text:p>dsbgvx_174.txt</text:p>
          </table:table-cell>
          <table:table-cell table:number-columns-repeated="1019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s</text:p>
          </table:table-cell>
          <table:table-cell office:value-type="string">
            <text:p>spgvx</text:p>
          </table:table-cell>
          <table:table-cell office:value-type="string">
            <text:p>single/sspgvx.f</text:p>
          </table:table-cell>
          <table:table-cell office:value-type="string">
            <text:p>sspgvx_175.txt</text:p>
          </table:table-cell>
          <table:table-cell table:number-columns-repeated="1019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d</text:p>
          </table:table-cell>
          <table:table-cell office:value-type="string">
            <text:p>spgvx</text:p>
          </table:table-cell>
          <table:table-cell office:value-type="string">
            <text:p>double/dspgvx.f</text:p>
          </table:table-cell>
          <table:table-cell office:value-type="string">
            <text:p>dspgvx_176.txt</text:p>
          </table:table-cell>
          <table:table-cell table:number-columns-repeated="1019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c</text:p>
          </table:table-cell>
          <table:table-cell office:value-type="string">
            <text:p>hegvd</text:p>
          </table:table-cell>
          <table:table-cell office:value-type="string">
            <text:p>complex/chegvd.f</text:p>
          </table:table-cell>
          <table:table-cell office:value-type="string">
            <text:p>chegvd_177.txt</text:p>
          </table:table-cell>
          <table:table-cell table:number-columns-repeated="1019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z</text:p>
          </table:table-cell>
          <table:table-cell office:value-type="string">
            <text:p>hegvd</text:p>
          </table:table-cell>
          <table:table-cell office:value-type="string">
            <text:p>complex16/zhegvd.f</text:p>
          </table:table-cell>
          <table:table-cell office:value-type="string">
            <text:p>zhegvd_178.txt</text:p>
          </table:table-cell>
          <table:table-cell table:number-columns-repeated="1019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c</text:p>
          </table:table-cell>
          <table:table-cell office:value-type="string">
            <text:p>hbgvd</text:p>
          </table:table-cell>
          <table:table-cell office:value-type="string">
            <text:p>complex/chbgvd.f</text:p>
          </table:table-cell>
          <table:table-cell office:value-type="string">
            <text:p>chbgvd_179.txt</text:p>
          </table:table-cell>
          <table:table-cell table:number-columns-repeated="1019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z</text:p>
          </table:table-cell>
          <table:table-cell office:value-type="string">
            <text:p>hbgvd</text:p>
          </table:table-cell>
          <table:table-cell office:value-type="string">
            <text:p>complex16/zhbgvd.f</text:p>
          </table:table-cell>
          <table:table-cell office:value-type="string">
            <text:p>zhbgvd_180.txt</text:p>
          </table:table-cell>
          <table:table-cell table:number-columns-repeated="1019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c</text:p>
          </table:table-cell>
          <table:table-cell office:value-type="string">
            <text:p>hpgvd</text:p>
          </table:table-cell>
          <table:table-cell office:value-type="string">
            <text:p>complex/chpgvd.f</text:p>
          </table:table-cell>
          <table:table-cell office:value-type="string">
            <text:p>chpgvd_181.txt</text:p>
          </table:table-cell>
          <table:table-cell table:number-columns-repeated="1019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z</text:p>
          </table:table-cell>
          <table:table-cell office:value-type="string">
            <text:p>hpgvd</text:p>
          </table:table-cell>
          <table:table-cell office:value-type="string">
            <text:p>complex16/zhpgvd.f</text:p>
          </table:table-cell>
          <table:table-cell office:value-type="string">
            <text:p>zhpgvd_182.txt</text:p>
          </table:table-cell>
          <table:table-cell table:number-columns-repeated="1019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s</text:p>
          </table:table-cell>
          <table:table-cell office:value-type="string">
            <text:p>sygvd</text:p>
          </table:table-cell>
          <table:table-cell office:value-type="string">
            <text:p>single/ssygvd.f</text:p>
          </table:table-cell>
          <table:table-cell office:value-type="string">
            <text:p>ssygvd_183.txt</text:p>
          </table:table-cell>
          <table:table-cell table:number-columns-repeated="1019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d</text:p>
          </table:table-cell>
          <table:table-cell office:value-type="string">
            <text:p>sygvd</text:p>
          </table:table-cell>
          <table:table-cell office:value-type="string">
            <text:p>double/dsygvd.f</text:p>
          </table:table-cell>
          <table:table-cell office:value-type="string">
            <text:p>dsygvd_184.txt</text:p>
          </table:table-cell>
          <table:table-cell table:number-columns-repeated="1019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s</text:p>
          </table:table-cell>
          <table:table-cell office:value-type="string">
            <text:p>sbgvd</text:p>
          </table:table-cell>
          <table:table-cell office:value-type="string">
            <text:p>single/ssbgvd.f</text:p>
          </table:table-cell>
          <table:table-cell office:value-type="string">
            <text:p>ssbgvd_185.txt</text:p>
          </table:table-cell>
          <table:table-cell table:number-columns-repeated="1019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d</text:p>
          </table:table-cell>
          <table:table-cell office:value-type="string">
            <text:p>sbgvd</text:p>
          </table:table-cell>
          <table:table-cell office:value-type="string">
            <text:p>double/dsbgvd.f</text:p>
          </table:table-cell>
          <table:table-cell office:value-type="string">
            <text:p>dsbgvd_186.txt</text:p>
          </table:table-cell>
          <table:table-cell table:number-columns-repeated="101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s</text:p>
          </table:table-cell>
          <table:table-cell office:value-type="string">
            <text:p>spgvd</text:p>
          </table:table-cell>
          <table:table-cell office:value-type="string">
            <text:p>single/sspgvd.f</text:p>
          </table:table-cell>
          <table:table-cell office:value-type="string">
            <text:p>sspgvd_187.txt</text:p>
          </table:table-cell>
          <table:table-cell table:number-columns-repeated="1019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d</text:p>
          </table:table-cell>
          <table:table-cell office:value-type="string">
            <text:p>spgvd</text:p>
          </table:table-cell>
          <table:table-cell office:value-type="string">
            <text:p>double/dspgvd.f</text:p>
          </table:table-cell>
          <table:table-cell office:value-type="string">
            <text:p>dspgvd_188.txt</text:p>
          </table:table-cell>
          <table:table-cell table:number-columns-repeated="1019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s</text:p>
          </table:table-cell>
          <table:table-cell office:value-type="string">
            <text:p>geev</text:p>
          </table:table-cell>
          <table:table-cell office:value-type="string">
            <text:p>single/sgeev.f</text:p>
          </table:table-cell>
          <table:table-cell office:value-type="string">
            <text:p>sgeev_189.txt</text:p>
          </table:table-cell>
          <table:table-cell table:number-columns-repeated="1019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d</text:p>
          </table:table-cell>
          <table:table-cell office:value-type="string">
            <text:p>geev</text:p>
          </table:table-cell>
          <table:table-cell office:value-type="string">
            <text:p>double/dgeev.f</text:p>
          </table:table-cell>
          <table:table-cell office:value-type="string">
            <text:p>dgeev_190.txt</text:p>
          </table:table-cell>
          <table:table-cell table:number-columns-repeated="1019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c</text:p>
          </table:table-cell>
          <table:table-cell office:value-type="string">
            <text:p>geev</text:p>
          </table:table-cell>
          <table:table-cell office:value-type="string">
            <text:p>complex/cgeev.f</text:p>
          </table:table-cell>
          <table:table-cell office:value-type="string">
            <text:p>cgeev_191.txt</text:p>
          </table:table-cell>
          <table:table-cell table:number-columns-repeated="1019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z</text:p>
          </table:table-cell>
          <table:table-cell office:value-type="string">
            <text:p>geev</text:p>
          </table:table-cell>
          <table:table-cell office:value-type="string">
            <text:p>complex16/zgeev.f</text:p>
          </table:table-cell>
          <table:table-cell office:value-type="string">
            <text:p>zgeev_192.txt</text:p>
          </table:table-cell>
          <table:table-cell table:number-columns-repeated="1019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s</text:p>
          </table:table-cell>
          <table:table-cell office:value-type="string">
            <text:p>geevx</text:p>
          </table:table-cell>
          <table:table-cell office:value-type="string">
            <text:p>single/sgeevx.f</text:p>
          </table:table-cell>
          <table:table-cell office:value-type="string">
            <text:p>sgeevx_193.txt</text:p>
          </table:table-cell>
          <table:table-cell table:number-columns-repeated="1019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d</text:p>
          </table:table-cell>
          <table:table-cell office:value-type="string">
            <text:p>geevx</text:p>
          </table:table-cell>
          <table:table-cell office:value-type="string">
            <text:p>double/dgeevx.f</text:p>
          </table:table-cell>
          <table:table-cell office:value-type="string">
            <text:p>dgeevx_194.txt</text:p>
          </table:table-cell>
          <table:table-cell table:number-columns-repeated="1019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c</text:p>
          </table:table-cell>
          <table:table-cell office:value-type="string">
            <text:p>geevx</text:p>
          </table:table-cell>
          <table:table-cell office:value-type="string">
            <text:p>complex/cgeevx.f</text:p>
          </table:table-cell>
          <table:table-cell office:value-type="string">
            <text:p>cgeevx_195.txt</text:p>
          </table:table-cell>
          <table:table-cell table:number-columns-repeated="1019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z</text:p>
          </table:table-cell>
          <table:table-cell office:value-type="string">
            <text:p>geevx</text:p>
          </table:table-cell>
          <table:table-cell office:value-type="string">
            <text:p>complex16/zgeevx.f</text:p>
          </table:table-cell>
          <table:table-cell office:value-type="string">
            <text:p>zgeevx_196.txt</text:p>
          </table:table-cell>
          <table:table-cell table:number-columns-repeated="1019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s</text:p>
          </table:table-cell>
          <table:table-cell office:value-type="string">
            <text:p>gees</text:p>
          </table:table-cell>
          <table:table-cell office:value-type="string">
            <text:p>single/sgees.f</text:p>
          </table:table-cell>
          <table:table-cell office:value-type="string">
            <text:p>sgees_197.txt</text:p>
          </table:table-cell>
          <table:table-cell table:number-columns-repeated="1019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d</text:p>
          </table:table-cell>
          <table:table-cell office:value-type="string">
            <text:p>gees</text:p>
          </table:table-cell>
          <table:table-cell office:value-type="string">
            <text:p>double/dgees.f</text:p>
          </table:table-cell>
          <table:table-cell office:value-type="string">
            <text:p>dgees_198.txt</text:p>
          </table:table-cell>
          <table:table-cell table:number-columns-repeated="1019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c</text:p>
          </table:table-cell>
          <table:table-cell office:value-type="string">
            <text:p>gees</text:p>
          </table:table-cell>
          <table:table-cell office:value-type="string">
            <text:p>complex/cgees.f</text:p>
          </table:table-cell>
          <table:table-cell office:value-type="string">
            <text:p>cgees_199.txt</text:p>
          </table:table-cell>
          <table:table-cell table:number-columns-repeated="1019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z</text:p>
          </table:table-cell>
          <table:table-cell office:value-type="string">
            <text:p>gees</text:p>
          </table:table-cell>
          <table:table-cell office:value-type="string">
            <text:p>complex16/zgees.f</text:p>
          </table:table-cell>
          <table:table-cell office:value-type="string">
            <text:p>zgees_200.txt</text:p>
          </table:table-cell>
          <table:table-cell table:number-columns-repeated="1019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s</text:p>
          </table:table-cell>
          <table:table-cell office:value-type="string">
            <text:p>geesx</text:p>
          </table:table-cell>
          <table:table-cell office:value-type="string">
            <text:p>single/sgeesx.f</text:p>
          </table:table-cell>
          <table:table-cell office:value-type="string">
            <text:p>sgeesx_201.txt</text:p>
          </table:table-cell>
          <table:table-cell table:number-columns-repeated="1019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d</text:p>
          </table:table-cell>
          <table:table-cell office:value-type="string">
            <text:p>geesx</text:p>
          </table:table-cell>
          <table:table-cell office:value-type="string">
            <text:p>double/dgeesx.f</text:p>
          </table:table-cell>
          <table:table-cell office:value-type="string">
            <text:p>dgeesx_202.txt</text:p>
          </table:table-cell>
          <table:table-cell table:number-columns-repeated="1019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c</text:p>
          </table:table-cell>
          <table:table-cell office:value-type="string">
            <text:p>geesx</text:p>
          </table:table-cell>
          <table:table-cell office:value-type="string">
            <text:p>complex/cgeesx.f</text:p>
          </table:table-cell>
          <table:table-cell office:value-type="string">
            <text:p>cgeesx_203.txt</text:p>
          </table:table-cell>
          <table:table-cell table:number-columns-repeated="1019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z</text:p>
          </table:table-cell>
          <table:table-cell office:value-type="string">
            <text:p>geesx</text:p>
          </table:table-cell>
          <table:table-cell office:value-type="string">
            <text:p>complex16/zgeesx.f</text:p>
          </table:table-cell>
          <table:table-cell office:value-type="string">
            <text:p>zgeesx_204.txt</text:p>
          </table:table-cell>
          <table:table-cell table:number-columns-repeated="1019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s</text:p>
          </table:table-cell>
          <table:table-cell office:value-type="string">
            <text:p>ggev</text:p>
          </table:table-cell>
          <table:table-cell office:value-type="string">
            <text:p>single/sggev.f</text:p>
          </table:table-cell>
          <table:table-cell office:value-type="string">
            <text:p>sggev_205.txt</text:p>
          </table:table-cell>
          <table:table-cell table:number-columns-repeated="1019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d</text:p>
          </table:table-cell>
          <table:table-cell office:value-type="string">
            <text:p>ggev</text:p>
          </table:table-cell>
          <table:table-cell office:value-type="string">
            <text:p>double/dggev.f</text:p>
          </table:table-cell>
          <table:table-cell office:value-type="string">
            <text:p>dggev_206.txt</text:p>
          </table:table-cell>
          <table:table-cell table:number-columns-repeated="1019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c</text:p>
          </table:table-cell>
          <table:table-cell office:value-type="string">
            <text:p>ggev</text:p>
          </table:table-cell>
          <table:table-cell office:value-type="string">
            <text:p>complex/cggev.f</text:p>
          </table:table-cell>
          <table:table-cell office:value-type="string">
            <text:p>cggev_207.txt</text:p>
          </table:table-cell>
          <table:table-cell table:number-columns-repeated="1019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z</text:p>
          </table:table-cell>
          <table:table-cell office:value-type="string">
            <text:p>ggev</text:p>
          </table:table-cell>
          <table:table-cell office:value-type="string">
            <text:p>complex16/zggev.f</text:p>
          </table:table-cell>
          <table:table-cell office:value-type="string">
            <text:p>zggev_208.txt</text:p>
          </table:table-cell>
          <table:table-cell table:number-columns-repeated="1019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s</text:p>
          </table:table-cell>
          <table:table-cell office:value-type="string">
            <text:p>ggevx</text:p>
          </table:table-cell>
          <table:table-cell office:value-type="string">
            <text:p>single/sggevx.f</text:p>
          </table:table-cell>
          <table:table-cell office:value-type="string">
            <text:p>sggevx_209.txt</text:p>
          </table:table-cell>
          <table:table-cell table:number-columns-repeated="1019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d</text:p>
          </table:table-cell>
          <table:table-cell office:value-type="string">
            <text:p>ggevx</text:p>
          </table:table-cell>
          <table:table-cell office:value-type="string">
            <text:p>double/dggevx.f</text:p>
          </table:table-cell>
          <table:table-cell office:value-type="string">
            <text:p>dggevx_210.txt</text:p>
          </table:table-cell>
          <table:table-cell table:number-columns-repeated="1019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s</text:p>
          </table:table-cell>
          <table:table-cell office:value-type="string">
            <text:p>gges</text:p>
          </table:table-cell>
          <table:table-cell office:value-type="string">
            <text:p>single/sgges.f</text:p>
          </table:table-cell>
          <table:table-cell office:value-type="string">
            <text:p>sgges_211.txt</text:p>
          </table:table-cell>
          <table:table-cell table:number-columns-repeated="1019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d</text:p>
          </table:table-cell>
          <table:table-cell office:value-type="string">
            <text:p>gges</text:p>
          </table:table-cell>
          <table:table-cell office:value-type="string">
            <text:p>double/dgges.f</text:p>
          </table:table-cell>
          <table:table-cell office:value-type="string">
            <text:p>dgges_212.txt</text:p>
          </table:table-cell>
          <table:table-cell table:number-columns-repeated="1019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c</text:p>
          </table:table-cell>
          <table:table-cell office:value-type="string">
            <text:p>gges</text:p>
          </table:table-cell>
          <table:table-cell office:value-type="string">
            <text:p>complex/cgges.f</text:p>
          </table:table-cell>
          <table:table-cell office:value-type="string">
            <text:p>cgges_213.txt</text:p>
          </table:table-cell>
          <table:table-cell table:number-columns-repeated="1019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z</text:p>
          </table:table-cell>
          <table:table-cell office:value-type="string">
            <text:p>gges</text:p>
          </table:table-cell>
          <table:table-cell office:value-type="string">
            <text:p>complex16/zgges.f</text:p>
          </table:table-cell>
          <table:table-cell office:value-type="string">
            <text:p>zgges_214.txt</text:p>
          </table:table-cell>
          <table:table-cell table:number-columns-repeated="1019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s</text:p>
          </table:table-cell>
          <table:table-cell office:value-type="string">
            <text:p>ggesx</text:p>
          </table:table-cell>
          <table:table-cell office:value-type="string">
            <text:p>single/sggesx.f</text:p>
          </table:table-cell>
          <table:table-cell office:value-type="string">
            <text:p>sggesx_215.txt</text:p>
          </table:table-cell>
          <table:table-cell table:number-columns-repeated="1019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d</text:p>
          </table:table-cell>
          <table:table-cell office:value-type="string">
            <text:p>ggesx</text:p>
          </table:table-cell>
          <table:table-cell office:value-type="string">
            <text:p>double/dggesx.f</text:p>
          </table:table-cell>
          <table:table-cell office:value-type="string">
            <text:p>dggesx_216.txt</text:p>
          </table:table-cell>
          <table:table-cell table:number-columns-repeated="1019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c</text:p>
          </table:table-cell>
          <table:table-cell office:value-type="string">
            <text:p>ggesx</text:p>
          </table:table-cell>
          <table:table-cell office:value-type="string">
            <text:p>complex/cggesx.f</text:p>
          </table:table-cell>
          <table:table-cell office:value-type="string">
            <text:p>cggesx_217.txt</text:p>
          </table:table-cell>
          <table:table-cell table:number-columns-repeated="1019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z</text:p>
          </table:table-cell>
          <table:table-cell office:value-type="string">
            <text:p>ggesx</text:p>
          </table:table-cell>
          <table:table-cell office:value-type="string">
            <text:p>complex16/zggesx.f</text:p>
          </table:table-cell>
          <table:table-cell office:value-type="string">
            <text:p>zggesx_218.txt</text:p>
          </table:table-cell>
          <table:table-cell table:number-columns-repeated="1019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s</text:p>
          </table:table-cell>
          <table:table-cell office:value-type="string">
            <text:p>gesvd</text:p>
          </table:table-cell>
          <table:table-cell office:value-type="string">
            <text:p>single/sgesvd.f</text:p>
          </table:table-cell>
          <table:table-cell office:value-type="string">
            <text:p>sgesvd_219.txt</text:p>
          </table:table-cell>
          <table:table-cell table:number-columns-repeated="1019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d</text:p>
          </table:table-cell>
          <table:table-cell office:value-type="string">
            <text:p>gesvd</text:p>
          </table:table-cell>
          <table:table-cell office:value-type="string">
            <text:p>double/dgesvd.f</text:p>
          </table:table-cell>
          <table:table-cell office:value-type="string">
            <text:p>dgesvd_220.txt</text:p>
          </table:table-cell>
          <table:table-cell table:number-columns-repeated="1019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c</text:p>
          </table:table-cell>
          <table:table-cell office:value-type="string">
            <text:p>gesvd</text:p>
          </table:table-cell>
          <table:table-cell office:value-type="string">
            <text:p>complex/cgesvd.f</text:p>
          </table:table-cell>
          <table:table-cell office:value-type="string">
            <text:p>cgesvd_221.txt</text:p>
          </table:table-cell>
          <table:table-cell table:number-columns-repeated="1019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z</text:p>
          </table:table-cell>
          <table:table-cell office:value-type="string">
            <text:p>gesvd</text:p>
          </table:table-cell>
          <table:table-cell office:value-type="string">
            <text:p>complex16/zgesvd.f</text:p>
          </table:table-cell>
          <table:table-cell office:value-type="string">
            <text:p>zgesvd_222.txt</text:p>
          </table:table-cell>
          <table:table-cell table:number-columns-repeated="1019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s</text:p>
          </table:table-cell>
          <table:table-cell office:value-type="string">
            <text:p>gesdd</text:p>
          </table:table-cell>
          <table:table-cell office:value-type="string">
            <text:p>single/sgesdd.f</text:p>
          </table:table-cell>
          <table:table-cell office:value-type="string">
            <text:p>sgesdd_223.txt</text:p>
          </table:table-cell>
          <table:table-cell table:number-columns-repeated="1019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d</text:p>
          </table:table-cell>
          <table:table-cell office:value-type="string">
            <text:p>gesdd</text:p>
          </table:table-cell>
          <table:table-cell office:value-type="string">
            <text:p>double/dgesdd.f</text:p>
          </table:table-cell>
          <table:table-cell office:value-type="string">
            <text:p>dgesdd_224.txt</text:p>
          </table:table-cell>
          <table:table-cell table:number-columns-repeated="1019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c</text:p>
          </table:table-cell>
          <table:table-cell office:value-type="string">
            <text:p>gesdd</text:p>
          </table:table-cell>
          <table:table-cell office:value-type="string">
            <text:p>complex/cgesdd.f</text:p>
          </table:table-cell>
          <table:table-cell office:value-type="string">
            <text:p>cgesdd_225.txt</text:p>
          </table:table-cell>
          <table:table-cell table:number-columns-repeated="1019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z</text:p>
          </table:table-cell>
          <table:table-cell office:value-type="string">
            <text:p>gesdd</text:p>
          </table:table-cell>
          <table:table-cell office:value-type="string">
            <text:p>complex16/zgesdd.f</text:p>
          </table:table-cell>
          <table:table-cell office:value-type="string">
            <text:p>zgesdd_226.txt</text:p>
          </table:table-cell>
          <table:table-cell table:number-columns-repeated="1019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s</text:p>
          </table:table-cell>
          <table:table-cell office:value-type="string">
            <text:p>ggsvd</text:p>
          </table:table-cell>
          <table:table-cell office:value-type="string">
            <text:p>single/sggsvd.f</text:p>
          </table:table-cell>
          <table:table-cell office:value-type="string">
            <text:p>sggsvd_227.txt</text:p>
          </table:table-cell>
          <table:table-cell table:number-columns-repeated="1019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d</text:p>
          </table:table-cell>
          <table:table-cell office:value-type="string">
            <text:p>ggsvd</text:p>
          </table:table-cell>
          <table:table-cell office:value-type="string">
            <text:p>double/dggsvd.f</text:p>
          </table:table-cell>
          <table:table-cell office:value-type="string">
            <text:p>dggsvd_228.txt</text:p>
          </table:table-cell>
          <table:table-cell table:number-columns-repeated="1019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c</text:p>
          </table:table-cell>
          <table:table-cell office:value-type="string">
            <text:p>ggsvd</text:p>
          </table:table-cell>
          <table:table-cell office:value-type="string">
            <text:p>complex/cggsvd.f</text:p>
          </table:table-cell>
          <table:table-cell office:value-type="string">
            <text:p>cggsvd_229.txt</text:p>
          </table:table-cell>
          <table:table-cell table:number-columns-repeated="1019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z</text:p>
          </table:table-cell>
          <table:table-cell office:value-type="string">
            <text:p>ggsvd</text:p>
          </table:table-cell>
          <table:table-cell office:value-type="string">
            <text:p>complex16/zggsvd.f</text:p>
          </table:table-cell>
          <table:table-cell office:value-type="string">
            <text:p>zggsvd_230.txt</text:p>
          </table:table-cell>
          <table:table-cell table:number-columns-repeated="1019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c</text:p>
          </table:table-cell>
          <table:table-cell office:value-type="string">
            <text:p>ggevx</text:p>
          </table:table-cell>
          <table:table-cell office:value-type="string">
            <text:p>complex/cggevx.f</text:p>
          </table:table-cell>
          <table:table-cell office:value-type="string">
            <text:p>cggevx_231.txt</text:p>
          </table:table-cell>
          <table:table-cell table:number-columns-repeated="1019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z</text:p>
          </table:table-cell>
          <table:table-cell office:value-type="string">
            <text:p>ggevx</text:p>
          </table:table-cell>
          <table:table-cell office:value-type="string">
            <text:p>complex16/zggevx.f</text:p>
          </table:table-cell>
          <table:table-cell office:value-type="string">
            <text:p>zggevx_232.txt</text:p>
          </table:table-cell>
          <table:table-cell table:number-columns-repeated="1019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9">05/09/2011</text:date>, <text:time>13:3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-Lin Bernstein</meta:initial-creator>
    <meta:creation-date>2011-03-24T16:10:28</meta:creation-date>
    <dc:date>2011-03-24T16:12:14</dc:date>
    <dc:creator>Sa-Lin Bernstein</dc:creator>
    <meta:editing-duration>PT00H01M46S</meta:editing-duration>
    <meta:editing-cycles>1</meta:editing-cycles>
    <meta:generator>OpenOffice.org/3.2$Unix OpenOffice.org_project/320m12$Build-9483</meta:generator>
    <meta:document-statistic meta:table-count="3" meta:cell-count="1160" meta:object-count="0"/>
  </office:meta>
</office:document-meta>
</file>